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 office:value-type="string">
            <text:p>2022-09-26_12-05-48_000.jpg</text:p>
          </table:table-cell>
          <table:table-cell table:style-name="ce27" office:value-type="string">
            <text:p>:m :guitar #*# / session-memo:session-1 / p.1:genre=melody,tuning=1A-2G-3Ef-4D,file-piece-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guitar #*# / session-memo:session-1 / p.1:genre=melody,tuning=1A-2G-3Ef-4D,file-piece-musescore=~">
            <text:p>:m :guitar #*# / session-memo:session-1 / p.1:genre=melody,tuning=1A-2G-3Ef-4D,file-piece-musescore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09-26_01-39-06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記録 / お酒：飲んだ量">
            <text:p>:m 記録 / お酒：飲んだ量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2-09-25_20-56-58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7" office:value-type="string">
            <text:p>2022-09-26_12-07-12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2-09-26_07-46-01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09-25_22-05-24_000.mp4</text:p>
          </table:table-cell>
          <table:table-cell table:style-name="ce27" office:value-type="string">
            <text:p>:VIDEO / @自室 / 記録 / jap.flute / 演奏、play / R=1 / record,file-piece-id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VIDEO / @自室 / 記録 / jap.flute / 演奏、play / R=1 / record,file-piece-id=~ / follow~">
            <text:p>:VIDEO / @自室 / 記録 / jap.flute / 演奏、play / R=1 / record,file-piece-id=~ / follow~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09-26_01-27-10_000.mp4</text:p>
          </table:table-cell>
          <table:table-cell table:style-name="ce27" office:value-type="string">
            <text:p>:VIDEO / @自室 / 記録 / jap.flute / 演奏、play / R=1 / record,file-piece-id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jap.flute / 演奏、play / R=1 / record,file-piece-id=~ / follow~">
            <text:p>:VIDEO / @自室 / 記録 / jap.flute / 演奏、play / R=1 / record,file-piece-id=~ / follow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09-26_01-08-25_000.mp4</text:p>
          </table:table-cell>
          <table:table-cell table:style-name="ce20" office:value-type="string">
            <text:p>:VIDEO / @自室 / 記録 / jap.flute-bamboo / 演奏、play / R=1 / genr=todays-melody,for=~,Re~,other=~,file-id=~,memo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VIDEO / @自室 / 記録 / jap.flute-bamboo / 演奏、play / R=1 / genr=todays-melody,for=~,Re~,other=~,file-id=~,memo~">
            <text:p>:VIDEO / @自室 / 記録 / jap.flute-bamboo / 演奏、play / R=1 / genr=todays-melody,for=~,Re~,other=~,file-id=~,memo~</text:p>
          </table:table-cell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7" office:value-type="string">
            <text:p>2022-09-25_19-00-29_000.jpg</text:p>
          </table:table-cell>
          <table:table-cell table:style-name="ce27" office:value-type="string">
            <text:p>:m :篠笛,shinobue #*# / session-memo:session-1 / p.1:genre=melody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篠笛,shinobue #*# / session-memo:session-1 / p.1:genre=melody,file-piece-musescore=~">
            <text:p>:m :篠笛,shinobue #*# / session-memo:session-1 / p.1:genre=melody,file-piece-musescore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9" office:value-type="string">
            <text:p>2022-09-26_01-42-4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PHOTO 寝た時刻 / 2022">
            <text:p>:m :PHOTO 寝た時刻 / 2022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09-26_07-39-37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m :PHOTO 起きた時刻 / 2022">
            <text:p>:m :PHOTO 起きた時刻 / 2022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9" office:value-type="string">
            <text:p>2022-09-26_14-51-21_000.jpg</text:p>
          </table:table-cell>
          <table:table-cell table:style-name="ce27" office:value-type="string">
            <text:p>:m RES 1*2 / free# JVEMV6 68#_367:1 / 68. theoretical-physics(tp) / topics=量子力学,w=~,doc=r-7-A1~1.1.7##5.0~,s=~,i=~,other=calc+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m RES 1*2 / free# JVEMV6 68#_367:1 / 68. theoretical-physics(tp) / topics=量子力学,w=~,doc=r-7-A1~1.1.7##5.0~,s=~,i=~,other=calc+">
            <text:p>:m RES 1*2 / free# JVEMV6 68#_367:1 / 68. theoretical-physics(tp) / topics=量子力学,w=~,doc=r-7-A1~1.1.7##5.0~,s=~,i=~,other=calc+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0" office:value-type="string">
            <text:p>2022-09-26_14-51-32_000.jpg</text:p>
          </table:table-cell>
          <table:table-cell table:style-name="ce27" office:value-type="string">
            <text:p>:m RES 2*2 / free# JVEMV6 68#_367:1 / 68. theoretical-physics(tp) / topics=量子力学,w=~,doc=r-7-A1~1.1.7##5.0~,s=~,i=~,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m RES 2*2 / free# JVEMV6 68#_367:1 / 68. theoretical-physics(tp) / topics=量子力学,w=~,doc=r-7-A1~1.1.7##5.0~,s=~,i=~,other=~">
            <text:p>:m RES 2*2 / free# JVEMV6 68#_367:1 / 68. theoretical-physics(tp) / topics=量子力学,w=~,doc=r-7-A1~1.1.7##5.0~,s=~,i=~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7" office:value-type="string">
            <text:p>2022-09-26_16-28-16_000.jpg</text:p>
          </table:table-cell>
          <table:table-cell table:style-name="ce27" office:value-type="string">
            <text:p>:m RES #*# / free# JVEMV6 80#_6:1 / 80. microbiology / topics=~,w=~,s=~,i=~,doc=~,other=no-memo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m RES #*# / free# JVEMV6 80#_6:1 / 80. microbiology / topics=~,w=~,s=~,i=~,doc=~,other=no-memo">
            <text:p>:m RES #*# / free# JVEMV6 80#_6:1 / 80. microbiology / topics=~,w=~,s=~,i=~,doc=~,other=no-memo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7" office:value-type="string">
            <text:p>2022-09-26_19-00-03_000.jpg</text:p>
          </table:table-cell>
          <table:table-cell table:style-name="ce27" office:value-type="string">
            <text:p>:m :篠笛,shinobue #*# / session-memo:session-1 / p.1:genre=melody,for=melody-A,file-piece-musescore=~ \\\ p.2:genre=melody:continue:page-1,for=melody-A:var-1;間奏(fill),file-piece-musescore=~ \\\ p.3:genre=melody:add:09-25~page-1,key=h-7(A),file-piece-musescore=~ \\\ p.4:genre=melody,key=h-4(E)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m :篠笛,shinobue #*# / session-memo:session-1 / p.1:genre=melody,for=melody-A,file-piece-musescore=~ \\\ p.2:genre=melody:continue:page-1,for=melody-A:var-1;間奏(fill),file-piece-musescore=~ \\\ p.3:genre=melody:add:09-25~page-1,key=h-7(A),file-piece-musescore=~ \\\ p.4:genre=melody,key=h-4(E),file-piece-musescore=~">
            <text:p>:m :篠笛,shinobue #*# / session-memo:session-1 / p.1:genre=melody,for=melody-A,file-piece-musescore=~ \\\ p.2:genre=melody:continue:page-1,for=melody-A:var-1;間奏(fill),file-piece-musescore=~ \\\ p.3:genre=melody:add:09-25~page-1,key=h-7(A),file-piece-musescore=~ \\\ p.4:genre=melody,key=h-4(E),file-piece-musescore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67">
            <text:p>6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6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7">2022/09/27</text:date>, <text:time>10:48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7T10:48:36.49</dc:date>
    <dc:creator>iwabuchi ken</dc:creator>
    <meta:editing-duration>P49DT9H5M34S</meta:editing-duration>
    <meta:editing-cycles>16106</meta:editing-cycles>
    <meta:document-statistic meta:table-count="2" meta:cell-count="916" meta:object-count="0"/>
    <meta:user-defined meta:name="qrichtext">1</meta:user-defined>
  </office:meta>
</office:document-meta>
</file>